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tle.validateChildNode( Locator loc , String nsURI , String local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itle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tle.Titl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tle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